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0.4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2.06pt"/>
    </style:style>
    <style:style style:name="co4" style:family="table-column">
      <style:table-column-properties fo:break-before="auto" style:column-width="103.61pt"/>
    </style:style>
    <style:style style:name="co5" style:family="table-column">
      <style:table-column-properties fo:break-before="auto" style:column-width="75.34pt"/>
    </style:style>
    <style:style style:name="co6" style:family="table-column">
      <style:table-column-properties fo:break-before="auto" style:column-width="73.64pt"/>
    </style:style>
    <style:style style:name="co7" style:family="table-column">
      <style:table-column-properties fo:break-before="auto" style:column-width="131.81pt"/>
    </style:style>
    <style:style style:name="co8" style:family="table-column">
      <style:table-column-properties fo:break-before="auto" style:column-width="64.29pt"/>
    </style:style>
    <style:style style:name="co9" style:family="table-column">
      <style:table-column-properties fo:break-before="auto" style:column-width="69.7pt"/>
    </style:style>
    <style:style style:name="co10" style:family="table-column">
      <style:table-column-properties fo:break-before="auto" style:column-width="65.85pt"/>
    </style:style>
    <style:style style:name="co11" style:family="table-column">
      <style:table-column-properties fo:break-before="auto" style:column-width="82.26pt"/>
    </style:style>
    <style:style style:name="co12" style:family="table-column">
      <style:table-column-properties fo:break-before="auto" style:column-width="56.41pt"/>
    </style:style>
    <style:style style:name="co13" style:family="table-column">
      <style:table-column-properties fo:break-before="auto" style:column-width="67.35pt"/>
    </style:style>
    <style:style style:name="co14" style:family="table-column">
      <style:table-column-properties fo:break-before="auto" style:column-width="72.26pt"/>
    </style:style>
    <style:style style:name="co15" style:family="table-column">
      <style:table-column-properties fo:break-before="auto" style:column-width="64.26pt"/>
    </style:style>
    <style:style style:name="co16" style:family="table-column">
      <style:table-column-properties fo:break-before="auto" style:column-width="171.01pt"/>
    </style:style>
    <style:style style:name="co17" style:family="table-column">
      <style:table-column-properties fo:break-before="auto" style:column-width="58.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4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13.8pt" fo:break-before="auto" style:use-optimal-row-height="true"/>
    </style:style>
    <style:style style:name="ro7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104"/>
    <style:style style:name="ce5" style:family="table-cell" style:parent-style-name="Default" style:data-style-name="N104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 style:data-style-name="N104">
      <style:text-properties fo:font-weight="bold" style:font-weight-asian="bold" style:font-weight-complex="bold"/>
    </style:style>
    <style:style style:name="ce7" style:family="table-cell" style:parent-style-name="Default" style:data-style-name="N104">
      <style:table-cell-properties fo:wrap-option="wrap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12" style:family="table-cell" style:parent-style-name="Default">
      <style:text-properties fo:font-style="normal" style:font-style-asian="normal" style:font-style-complex="normal"/>
    </style:style>
    <style:style style:name="ce13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 style:data-style-name="N2"/>
    <style:style style:name="ce16" style:family="table-cell" style:parent-style-name="Default" style:data-style-name="N134"/>
    <style:style style:name="ce17" style:family="table-cell" style:parent-style-name="Default" style:data-style-name="N3"/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 style:data-style-name="N11"/>
    <style:style style:name="ce21" style:family="table-cell" style:parent-style-name="Default" style:data-style-name="N1"/>
    <style:style style:name="ce22" style:family="table-cell" style:parent-style-name="Default" style:data-style-name="N3"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ccff00"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fo:background-color="#9933ff" style:text-align-source="fix" style:repeat-content="false"/>
      <style:paragraph-properties fo:text-align="center" fo:margin-left="0pt"/>
      <style:text-properties fo:color="#ffffff"/>
    </style:style>
    <style:style style:name="ce2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999999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Liberation Sans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999999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33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21]))&gt;0)" style:apply-style-name="ConditionalStyle_5f_1" style:base-cell-address="funding_calculator.B21"/>
    </style:style>
  </office:automatic-styles>
  <office:body>
    <office:spreadsheet>
      <table:calculation-settings table:automatic-find-labels="fals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2" table:number-columns-repeated="1017" table:default-cell-style-name="Default"/>
        <table:table-row table:style-name="ro1">
          <table:table-cell office:value-type="string" calcext:value-type="string">
            <text:p>Copyright 2017 by the Colorado Printing Project, ltd. CC-BY-SA 4.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 table:number-columns-spanned="5" table:number-rows-spanned="1">
            <text:p>twoolhead bom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vitamins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what is it?</text:p>
          </table:table-cell>
          <table:table-cell table:style-name="ce2" office:value-type="string" calcext:value-type="string">
            <text:p>how many?</text:p>
          </table:table-cell>
          <table:table-cell table:style-name="ce2" office:value-type="string" calcext:value-type="string">
            <text:p>where from?</text:p>
          </table:table-cell>
          <table:table-cell table:style-name="ce5" office:value-type="string" calcext:value-type="string">
            <text:p>how much?</text:p>
          </table:table-cell>
          <table:table-cell table:style-name="ce2" office:value-type="string" calcext:value-type="string">
            <text:p>for all of em?</text:p>
          </table:table-cell>
          <table:table-cell table:style-name="ce2" office:value-type="string" calcext:value-type="string">
            <text:p>qty discount (est)</text:p>
          </table:table-cell>
          <table:table-cell table:style-name="ce2" table:number-columns-repeated="1015"/>
          <table:table-cell table:number-columns-repeated="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stepper mo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omc-stepperonline.com/hybrid-stepper-motor/nema-17-bipolar-18deg-26ncm-368ozin-04a-12v-42x42x34mm-4-wires-17hs13-0404s1.html?mfp=16-bipolar-unipolar%5BBipolar%5D%2C44-body-length-mm%5B33%2C34%2C39%5D" xlink:type="simple">https://www.omc-stepperonline.com/hybrid-stepper-motor/nema-17-bipolar-18deg-26ncm-368ozin-04a-12v-42x42x34mm-4-wires-17hs13-0404s1.html?mfp=16-bipolar-unipolar%5BBipolar%5D%2C44-body-length-mm%5B33%2C34%2C39%5D</text:a></text:p>
          </table:table-cell>
          <table:table-cell office:value-type="currency" office:currency="USD" office:value="6.5" calcext:value-type="currency">
            <text:p>$6.50</text:p>
          </table:table-cell>
          <table:table-cell table:style-name="ce4" table:formula="of:=[.D6]*[.B6]" office:value-type="currency" office:currency="USD" office:value="13" calcext:value-type="currency">
            <text:p>$13.00</text:p>
          </table:table-cell>
          <table:table-cell table:style-name="ce4" table:formula="of:=[.E6]" office:value-type="currency" office:currency="USD" office:value="13" calcext:value-type="currency">
            <text:p>$13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bbed bo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lulzbot.com/store/parts/hobbed-bolt-50mm-hex-head</text:p>
          </table:table-cell>
          <table:table-cell office:value-type="currency" office:currency="USD" office:value="10" calcext:value-type="currency">
            <text:p>$10.00</text:p>
          </table:table-cell>
          <table:table-cell table:style-name="ce4" table:formula="of:=[.D7]*[.B7]" office:value-type="currency" office:currency="USD" office:value="20" calcext:value-type="currency">
            <text:p>$20.00</text:p>
          </table:table-cell>
          <table:table-cell table:style-name="ce4" table:formula="of:=[.E7]*(0.85)" office:value-type="currency" office:currency="USD" office:value="17" calcext:value-type="currency">
            <text:p>$17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4v f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lulzbot.com/store/parts/40mm-pelonis-low-flow-fan</text:p>
          </table:table-cell>
          <table:table-cell office:value-type="currency" office:currency="USD" office:value="10" calcext:value-type="currency">
            <text:p>$10.00</text:p>
          </table:table-cell>
          <table:table-cell table:style-name="ce4" table:formula="of:=[.D8]*[.B8]" office:value-type="currency" office:currency="USD" office:value="20" calcext:value-type="currency">
            <text:p>$20.00</text:p>
          </table:table-cell>
          <table:table-cell table:style-name="ce4" table:formula="of:=[.E8]*(0.85)" office:value-type="currency" office:currency="USD" office:value="17" calcext:value-type="currency">
            <text:p>$17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v f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lulzbot.com/store/parts/40mm-pelonis-low-flow-fan</text:p>
          </table:table-cell>
          <table:table-cell office:value-type="currency" office:currency="USD" office:value="10" calcext:value-type="currency">
            <text:p>$10.00</text:p>
          </table:table-cell>
          <table:table-cell table:style-name="ce4" table:formula="of:=[.D9]*[.B9]" office:value-type="currency" office:currency="USD" office:value="20" calcext:value-type="currency">
            <text:p>$20.00</text:p>
          </table:table-cell>
          <table:table-cell table:style-name="ce4" table:formula="of:=[.E9]*(0.85)" office:value-type="currency" office:currency="USD" office:value="17" calcext:value-type="currency">
            <text:p>$17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te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lulzbot.com/store/parts/lulzbot-v2-hexagon-hot-end</text:p>
          </table:table-cell>
          <table:table-cell office:value-type="currency" office:currency="USD" office:value="70" calcext:value-type="currency">
            <text:p>$70.00</text:p>
          </table:table-cell>
          <table:table-cell table:style-name="ce4" table:formula="of:=[.D10]*[.B10]" office:value-type="currency" office:currency="USD" office:value="140" calcext:value-type="currency">
            <text:p>$140.00</text:p>
          </table:table-cell>
          <table:table-cell table:style-name="ce4" table:formula="of:=[.E10]*(0.85)" office:value-type="currency" office:currency="USD" office:value="119" calcext:value-type="currency">
            <text:p>$119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le pin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ttp://www.digikey.com/product-detail/en/molex-llc/0016020107/WM2517CT-ND/467804</text:p>
          </table:table-cell>
          <table:table-cell office:value-type="currency" office:currency="USD" office:value="0.15" calcext:value-type="currency">
            <text:p>$0.15</text:p>
          </table:table-cell>
          <table:table-cell table:style-name="ce4" table:formula="of:=[.D11]*[.B11]" office:value-type="currency" office:currency="USD" office:value="3.15" calcext:value-type="currency">
            <text:p>$3.15</text:p>
          </table:table-cell>
          <table:table-cell table:style-name="ce4" table:formula="of:=[.E11]" office:value-type="currency" office:currency="USD" office:value="3.15" calcext:value-type="currency">
            <text:p>$3.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6 pin molex c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www.digikey.com/product-search/en?keywords=22552161</text:p>
          </table:table-cell>
          <table:table-cell office:value-type="currency" office:currency="USD" office:value="1.04" calcext:value-type="currency">
            <text:p>$1.04</text:p>
          </table:table-cell>
          <table:table-cell table:style-name="ce4" table:formula="of:=[.D12]*[.B12]" office:value-type="currency" office:currency="USD" office:value="2.08" calcext:value-type="currency">
            <text:p>$2.08</text:p>
          </table:table-cell>
          <table:table-cell table:style-name="ce4" table:formula="of:=[.E12]" office:value-type="currency" office:currency="USD" office:value="2.08" calcext:value-type="currency">
            <text:p>$2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5 thermal inse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mcmaster.com/#94180a361/=14uusj0</text:p>
          </table:table-cell>
          <table:table-cell table:formula="of:=11.43/50" office:value-type="currency" office:currency="USD" office:value="0.2286" calcext:value-type="currency">
            <text:p>$0.23</text:p>
          </table:table-cell>
          <table:table-cell table:style-name="ce4" table:formula="of:=[.D13]*[.B13]" office:value-type="currency" office:currency="USD" office:value="1.3716" calcext:value-type="currency">
            <text:p>$1.37</text:p>
          </table:table-cell>
          <table:table-cell table:style-name="ce4" table:formula="of:=[.E13]" office:value-type="currency" office:currency="USD" office:value="1.3716" calcext:value-type="currency">
            <text:p>$1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3 thermal inser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ttps://www.mcmaster.com/#94180a331/=14uustr</text:p>
          </table:table-cell>
          <table:table-cell office:value-type="currency" office:currency="USD" office:value="0.123" calcext:value-type="currency">
            <text:p>$0.12</text:p>
          </table:table-cell>
          <table:table-cell table:style-name="ce4" table:formula="of:=[.D14]*[.B14]" office:value-type="currency" office:currency="USD" office:value="2.214" calcext:value-type="currency">
            <text:p>$2.21</text:p>
          </table:table-cell>
          <table:table-cell table:style-name="ce4" table:formula="of:=[.E14]" office:value-type="currency" office:currency="USD" office:value="2.214" calcext:value-type="currency">
            <text:p>$2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08zz beari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lulzbot.com/store/parts/sealed-608-bearing-x4</text:p>
          </table:table-cell>
          <table:table-cell table:formula="of:=5/4" office:value-type="currency" office:currency="USD" office:value="1.25" calcext:value-type="currency">
            <text:p>$1.25</text:p>
          </table:table-cell>
          <table:table-cell table:style-name="ce4" table:formula="of:=[.D15]*[.B15]" office:value-type="currency" office:currency="USD" office:value="7.5" calcext:value-type="currency">
            <text:p>$7.50</text:p>
          </table:table-cell>
          <table:table-cell table:style-name="ce4" table:formula="of:=[.E15]*0.85" office:value-type="currency" office:currency="USD" office:value="6.375" calcext:value-type="currency">
            <text:p>$6.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truder spr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lulzbot.com/store/parts/spring-6-pack-6mm-od-97mm-fl</text:p>
          </table:table-cell>
          <table:table-cell table:formula="of:=3.5/6" office:value-type="currency" office:currency="USD" office:value="0.583333333333333" calcext:value-type="currency">
            <text:p>$0.58</text:p>
          </table:table-cell>
          <table:table-cell table:style-name="ce4" table:formula="of:=[.D16]*[.B16]" office:value-type="currency" office:currency="USD" office:value="2.33333333333333" calcext:value-type="currency">
            <text:p>$2.33</text:p>
          </table:table-cell>
          <table:table-cell table:style-name="ce4" table:formula="of:=[.E16]" office:value-type="currency" office:currency="USD" office:value="2.33333333333333" calcext:value-type="currency">
            <text:p>$2.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3x12 SCH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ttps://www.mcmaster.com/#91502a105/=19jfckc</text:p>
          </table:table-cell>
          <table:table-cell table:formula="of:=10.95/100" office:value-type="currency" office:currency="USD" office:value="0.1095" calcext:value-type="currency">
            <text:p>$0.11</text:p>
          </table:table-cell>
          <table:table-cell table:style-name="ce4" table:formula="of:=[.D17]*[.B17]" office:value-type="currency" office:currency="USD" office:value="2.0805" calcext:value-type="currency">
            <text:p>$2.08</text:p>
          </table:table-cell>
          <table:table-cell table:style-name="ce4" table:formula="of:=[.E17]" office:value-type="currency" office:currency="USD" office:value="2.0805" calcext:value-type="currency">
            <text:p>$2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3x25 SCH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cmaster.com/#91502a110/=19jfcvs</text:p>
          </table:table-cell>
          <table:table-cell table:formula="of:=7.81/50" office:value-type="currency" office:currency="USD" office:value="0.1562" calcext:value-type="currency">
            <text:p>$0.16</text:p>
          </table:table-cell>
          <table:table-cell table:style-name="ce4" table:formula="of:=[.D18]*[.B18]" office:value-type="currency" office:currency="USD" office:value="0.6248" calcext:value-type="currency">
            <text:p>$0.62</text:p>
          </table:table-cell>
          <table:table-cell table:style-name="ce4" table:formula="of:=[.E18]" office:value-type="currency" office:currency="USD" office:value="0.6248" calcext:value-type="currency">
            <text:p>$0.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5 x 12 FHC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cmaster.com/#91304a123/=19jfeka</text:p>
          </table:table-cell>
          <table:table-cell table:formula="of:=9.11/50" office:value-type="currency" office:currency="USD" office:value="0.1822" calcext:value-type="currency">
            <text:p>$0.18</text:p>
          </table:table-cell>
          <table:table-cell table:style-name="ce4" table:formula="of:=[.D19]*[.B19]" office:value-type="currency" office:currency="USD" office:value="0.7288" calcext:value-type="currency">
            <text:p>$0.73</text:p>
          </table:table-cell>
          <table:table-cell table:style-name="ce4" table:formula="of:=[.E19]" office:value-type="currency" office:currency="USD" office:value="0.7288" calcext:value-type="currency">
            <text:p>$0.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4x55 SCH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mcmaster.com/#91292A268" xlink:type="simple">https://www.mcmaster.com/#91292A268</text:a></text:p>
          </table:table-cell>
          <table:table-cell table:formula="of:=8.35/25" office:value-type="currency" office:currency="USD" office:value="0.334" calcext:value-type="currency">
            <text:p>$0.33</text:p>
          </table:table-cell>
          <table:table-cell table:style-name="ce4" table:formula="of:=[.D20]*[.B20]" office:value-type="currency" office:currency="USD" office:value="1.336" calcext:value-type="currency">
            <text:p>$1.34</text:p>
          </table:table-cell>
          <table:table-cell table:style-name="ce4" table:formula="of:=[.E20]" office:value-type="currency" office:currency="USD" office:value="1.336" calcext:value-type="currency">
            <text:p>$1.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3 was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mcmaster.com/#90965a130/=19jfewx</text:p>
          </table:table-cell>
          <table:table-cell table:formula="of:=2.68/100" office:value-type="currency" office:currency="USD" office:value="0.0268" calcext:value-type="currency">
            <text:p>$0.03</text:p>
          </table:table-cell>
          <table:table-cell table:style-name="ce4" table:formula="of:=[.D21]*[.B21]" office:value-type="currency" office:currency="USD" office:value="0.2412" calcext:value-type="currency">
            <text:p>$0.24</text:p>
          </table:table-cell>
          <table:table-cell table:style-name="ce4" table:formula="of:=[.E21]" office:value-type="currency" office:currency="USD" office:value="0.2412" calcext:value-type="currency">
            <text:p>$0.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4 was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mcmaster.com/#90965a150/=19jff43</text:p>
          </table:table-cell>
          <table:table-cell table:formula="of:=3.37/100" office:value-type="currency" office:currency="USD" office:value="0.0337" calcext:value-type="currency">
            <text:p>$0.03</text:p>
          </table:table-cell>
          <table:table-cell table:style-name="ce4" table:formula="of:=[.D22]*[.B22]" office:value-type="currency" office:currency="USD" office:value="0.2696" calcext:value-type="currency">
            <text:p>$0.27</text:p>
          </table:table-cell>
          <table:table-cell table:style-name="ce4" table:formula="of:=[.E22]" office:value-type="currency" office:currency="USD" office:value="0.2696" calcext:value-type="currency">
            <text:p>$0.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3 grub scr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mcmaster.com/#92015a105/=19jffg5</text:p>
          </table:table-cell>
          <table:table-cell table:formula="of:=8.55/50" office:value-type="currency" office:currency="USD" office:value="0.171" calcext:value-type="currency">
            <text:p>$0.17</text:p>
          </table:table-cell>
          <table:table-cell table:style-name="ce4" table:formula="of:=[.D23]*[.B23]" office:value-type="currency" office:currency="USD" office:value="0.342" calcext:value-type="currency">
            <text:p>$0.34</text:p>
          </table:table-cell>
          <table:table-cell table:style-name="ce4" table:formula="of:=[.E23]" office:value-type="currency" office:currency="USD" office:value="0.342" calcext:value-type="currency">
            <text:p>$0.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3 nu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cmaster.com/#91828a211/=19jfgal</text:p>
          </table:table-cell>
          <table:table-cell table:formula="of:=5.55/100" office:value-type="currency" office:currency="USD" office:value="0.0555" calcext:value-type="currency">
            <text:p>$0.06</text:p>
          </table:table-cell>
          <table:table-cell table:style-name="ce4" table:formula="of:=[.D24]*[.B24]" office:value-type="currency" office:currency="USD" office:value="0.222" calcext:value-type="currency">
            <text:p>$0.22</text:p>
          </table:table-cell>
          <table:table-cell table:style-name="ce4" table:formula="of:=[.E24]" office:value-type="currency" office:currency="USD" office:value="0.222" calcext:value-type="currency">
            <text:p>$0.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4 nu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mcmaster.com/#91828a231/=19jfh1b</text:p>
          </table:table-cell>
          <table:table-cell table:formula="of:=6.45/100" office:value-type="currency" office:currency="USD" office:value="0.0645" calcext:value-type="currency">
            <text:p>$0.06</text:p>
          </table:table-cell>
          <table:table-cell table:style-name="ce4" table:formula="of:=[.D25]*[.B25]" office:value-type="currency" office:currency="USD" office:value="0.516" calcext:value-type="currency">
            <text:p>$0.52</text:p>
          </table:table-cell>
          <table:table-cell table:style-name="ce4" table:formula="of:=[.E25]" office:value-type="currency" office:currency="USD" office:value="0.516" calcext:value-type="currency">
            <text:p>$0.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4x25 SCH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cmaster.com/#91502a130/=19jfgoh</text:p>
          </table:table-cell>
          <table:table-cell table:formula="of:=13.14/100" office:value-type="currency" office:currency="USD" office:value="0.1314" calcext:value-type="currency">
            <text:p>$0.13</text:p>
          </table:table-cell>
          <table:table-cell table:style-name="ce4" table:formula="of:=[.D26]*[.B26]" office:value-type="currency" office:currency="USD" office:value="0.5256" calcext:value-type="currency">
            <text:p>$0.53</text:p>
          </table:table-cell>
          <table:table-cell table:style-name="ce4" table:formula="of:=[.E26]" office:value-type="currency" office:currency="USD" office:value="0.5256" calcext:value-type="currency">
            <text:p>$0.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3x16 FHC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cmaster.com/#91304a104/=19jfds9</text:p>
          </table:table-cell>
          <table:table-cell table:formula="of:=11.52/50" office:value-type="currency" office:currency="USD" office:value="0.2304" calcext:value-type="currency">
            <text:p>$0.23</text:p>
          </table:table-cell>
          <table:table-cell table:style-name="ce4" table:formula="of:=[.D27]*[.B27]" office:value-type="currency" office:currency="USD" office:value="0.9216" calcext:value-type="currency">
            <text:p>$0.92</text:p>
          </table:table-cell>
          <table:table-cell table:style-name="ce4" table:formula="of:=[.E27]" office:value-type="currency" office:currency="USD" office:value="0.9216" calcext:value-type="currency">
            <text:p>$0.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4ga red wire (mm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www.digikey.com/product-detail/en/alpha-wire/892419-RD005/892419-RD005-ND/5018087</text:p>
          </table:table-cell>
          <table:table-cell table:formula="of:=26.71/(100*12*25.4)" office:value-type="currency" office:currency="USD" office:value="0.000876312335958005" calcext:value-type="currency">
            <text:p>$0.00</text:p>
          </table:table-cell>
          <table:table-cell table:style-name="ce4" table:formula="of:=[.D28]*[.B28]" office:value-type="currency" office:currency="USD" office:value="0.175262467191601" calcext:value-type="currency">
            <text:p>$0.18</text:p>
          </table:table-cell>
          <table:table-cell table:style-name="ce4" table:formula="of:=[.E28]" office:value-type="currency" office:currency="USD" office:value="0.175262467191601" calcext:value-type="currency">
            <text:p>$0.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4ga black wire (mm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www.digikey.com/product-detail/en/alpha-wire/892419-BK005/892419-BK005-ND/5018007</text:p>
          </table:table-cell>
          <table:table-cell table:formula="of:=26.71/(100*12*25.4)" office:value-type="currency" office:currency="USD" office:value="0.000876312335958005" calcext:value-type="currency">
            <text:p>$0.00</text:p>
          </table:table-cell>
          <table:table-cell table:style-name="ce4" table:formula="of:=[.D29]*[.B29]" office:value-type="currency" office:currency="USD" office:value="0.175262467191601" calcext:value-type="currency">
            <text:p>$0.18</text:p>
          </table:table-cell>
          <table:table-cell table:style-name="ce4" table:formula="of:=[.E29]" office:value-type="currency" office:currency="USD" office:value="0.175262467191601" calcext:value-type="currency">
            <text:p>$0.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lder sleev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ttps://www.digikey.com/products/en?keywords=A104858-ND</text:p>
          </table:table-cell>
          <table:table-cell table:formula="of:=0.607" office:value-type="currency" office:currency="USD" office:value="0.607" calcext:value-type="currency">
            <text:p>$0.61</text:p>
          </table:table-cell>
          <table:table-cell table:style-name="ce4" table:formula="of:=[.D30]*[.B30]" office:value-type="currency" office:currency="USD" office:value="7.284" calcext:value-type="currency">
            <text:p>$7.28</text:p>
          </table:table-cell>
          <table:table-cell table:style-name="ce4" table:formula="of:=[.E30]" office:value-type="currency" office:currency="USD" office:value="7.284" calcext:value-type="currency">
            <text:p>$7.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nduit (mm)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https://www.mcmaster.com/#7840k212/=14uv7by</text:p>
          </table:table-cell>
          <table:table-cell table:formula="of:=3.94/(5*12*25.4)" office:value-type="currency" office:currency="USD" office:value="0.00258530183727034" calcext:value-type="currency">
            <text:p>$0.00</text:p>
          </table:table-cell>
          <table:table-cell table:style-name="ce4" table:formula="of:=[.D31]*[.B31]" office:value-type="currency" office:currency="USD" office:value="3.10236220472441" calcext:value-type="currency">
            <text:p>$3.10</text:p>
          </table:table-cell>
          <table:table-cell table:style-name="ce4" table:formula="of:=[.E31]" office:value-type="currency" office:currency="USD" office:value="3.10236220472441" calcext:value-type="currency">
            <text:p>$3.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 POS cir. Conn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digikey.com/products/en/connectors-interconnects/circular-connectors-housings/320?k=A1358-ND</text:p>
          </table:table-cell>
          <table:table-cell office:value-type="currency" office:currency="USD" office:value="5.44" calcext:value-type="currency">
            <text:p>$5.44</text:p>
          </table:table-cell>
          <table:table-cell table:style-name="ce4" table:formula="of:=[.D32]*[.B32]" office:value-type="currency" office:currency="USD" office:value="5.44" calcext:value-type="currency">
            <text:p>$5.44</text:p>
          </table:table-cell>
          <table:table-cell table:style-name="ce4" table:formula="of:=[.E32]" office:value-type="currency" office:currency="USD" office:value="5.44" calcext:value-type="currency">
            <text:p>$5.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POS connector strain relie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digikey.com/product-detail/en/te-connectivity-amp-connectors/206070-8/A32516-ND/1014907</text:p>
          </table:table-cell>
          <table:table-cell office:value-type="currency" office:currency="USD" office:value="6.04" calcext:value-type="currency">
            <text:p>$6.04</text:p>
          </table:table-cell>
          <table:table-cell table:style-name="ce4" table:formula="of:=[.D33]*[.B33]" office:value-type="currency" office:currency="USD" office:value="6.04" calcext:value-type="currency">
            <text:p>$6.04</text:p>
          </table:table-cell>
          <table:table-cell table:style-name="ce4" table:formula="of:=[.E33]" office:value-type="currency" office:currency="USD" office:value="6.04" calcext:value-type="currency">
            <text:p>$6.0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4"/>
          <table:table-cell table:number-columns-repeated="1018"/>
        </table:table-row>
        <table:table-row table:style-name="ro1">
          <table:table-cell table:number-columns-repeated="3"/>
          <table:table-cell table:style-name="ce6" office:value-type="string" calcext:value-type="string">
            <text:p>Single qty BOM cost</text:p>
          </table:table-cell>
          <table:table-cell table:style-name="ce4" table:formula="of:=SUM([.E6:.E33])" office:value-type="currency" office:currency="USD" office:value="261.673920472441" calcext:value-type="currency">
            <text:p>$261.67</text:p>
          </table:table-cell>
          <table:table-cell table:style-name="ce4" table:formula="of:=SUM([.F6:.F33])" office:value-type="currency" office:currency="USD" office:value="230.548920472441" calcext:value-type="currency">
            <text:p>$230.55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4"/>
          <table:table-cell table:number-columns-repeated="1017"/>
        </table:table-row>
        <table:table-row table:style-name="ro3">
          <table:table-cell table:style-name="ce3" table:number-columns-repeated="3"/>
          <table:table-cell table:style-name="ce5" office:value-type="string" calcext:value-type="string">
            <text:p>Single Qty BOM with printed parts</text:p>
          </table:table-cell>
          <table:table-cell table:style-name="ce7" table:formula="of:=[.E35]+['printed parts'.D34]" office:value-type="currency" office:currency="USD" office:value="316.880962139108" calcext:value-type="currency">
            <text:p>$316.88</text:p>
          </table:table-cell>
          <table:table-cell table:style-name="ce7" table:formula="of:=[.F35]+['printed parts'.D34]" office:value-type="currency" office:currency="USD" office:value="285.755962139108" calcext:value-type="currency">
            <text:p>$285.76</text:p>
          </table:table-cell>
          <table:table-cell table:style-name="ce3" table:number-columns-repeated="1017"/>
        </table:table-row>
        <table:table-row table:style-name="ro1" table:number-rows-repeated="104853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rinted parts" table:style-name="ta1">
        <table:table-column table:style-name="co7" table:default-cell-style-name="Default"/>
        <table:table-column table:style-name="co8" table:default-cell-style-name="ce4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1014" table:default-cell-style-name="Default"/>
        <table:table-row table:style-name="ro1">
          <table:table-cell table:style-name="ce8" office:value-type="string" calcext:value-type="string" table:number-columns-spanned="10" table:number-rows-spanned="1">
            <text:p>Copyright 2017 by the Colorado Printing Project, ltd. CC-BY-SA 4.0</text:p>
          </table:table-cell>
          <table:covered-table-cell table:number-columns-repeated="9" table:style-name="ce9"/>
          <table:table-cell table:style-name="ce9" table:number-columns-repeated="1014"/>
        </table:table-row>
        <table:table-row table:style-name="ro3">
          <table:table-cell table:style-name="ce9" office:value-type="string" calcext:value-type="string">
            <text:p>Part Name</text:p>
          </table:table-cell>
          <table:table-cell table:style-name="ce9" office:value-type="string" calcext:value-type="string">
            <text:p>$ EA</text:p>
          </table:table-cell>
          <table:table-cell table:style-name="ce9" office:value-type="string" calcext:value-type="string">
            <text:p>$ Total</text:p>
          </table:table-cell>
          <table:table-cell table:style-name="ce9" office:value-type="string" calcext:value-type="string">
            <text:p>Qty</text:p>
          </table:table-cell>
          <table:table-cell table:style-name="ce9" office:value-type="string" calcext:value-type="string">
            <text:p>Mass (g)</text:p>
          </table:table-cell>
          <table:table-cell table:style-name="ce9" office:value-type="string" calcext:value-type="string">
            <text:p>Mass total (g)</text:p>
          </table:table-cell>
          <table:table-cell table:style-name="ce9" office:value-type="string" calcext:value-type="string">
            <text:p>Print time (min)</text:p>
          </table:table-cell>
          <table:table-cell table:style-name="ce9" office:value-type="string" calcext:value-type="string">
            <text:p>Print time total (min)</text:p>
          </table:table-cell>
          <table:table-cell table:style-name="ce9" office:value-type="string" calcext:value-type="string">
            <text:p>Person time (min)</text:p>
          </table:table-cell>
          <table:table-cell table:style-name="ce9" office:value-type="string" calcext:value-type="string">
            <text:p>Person time total (min)</text:p>
          </table:table-cell>
          <table:table-cell table:style-name="ce9" office:value-type="string" calcext:value-type="string">
            <text:p>g/hr</text:p>
          </table:table-cell>
          <table:table-cell table:style-name="ce9" office:value-type="string" calcext:value-type="string">
            <text:p>$/g</text:p>
          </table:table-cell>
          <table:table-cell table:style-name="ce9"/>
          <table:table-cell table:style-name="ce9" office:value-type="string" calcext:value-type="string">
            <text:p>Nozzle Size</text:p>
          </table:table-cell>
          <table:table-cell table:style-name="ce9" table:number-columns-repeated="1010"/>
        </table:table-row>
        <table:table-row table:style-name="ro4">
          <table:table-cell table:style-name="ce10" table:number-columns-repeated="13"/>
          <table:table-cell table:style-name="ce23" office:value-type="string" calcext:value-type="string">
            <text:p>0.5mm</text:p>
          </table:table-cell>
          <table:table-cell table:style-name="ce10" table:number-columns-repeated="1010"/>
        </table:table-row>
        <table:table-row table:style-name="ro1">
          <table:table-cell table:style-name="ce11" office:value-type="string" calcext:value-type="string">
            <text:p>Twoolhead mount</text:p>
          </table:table-cell>
          <table:table-cell table:formula="of:=([.E4]/1000)*[.$B$23]+([.G4]/60)*([.$B$29]+[.$B$30]+[.$B$31])+([.I4]/60)*[.$B$28]" office:value-type="currency" office:currency="USD" office:value="4.38347222222222" calcext:value-type="currency">
            <text:p>$4.38</text:p>
          </table:table-cell>
          <table:table-cell table:style-name="ce4" table:formula="of:=[.B4]*[.D4]" office:value-type="currency" office:currency="USD" office:value="4.38347222222222" calcext:value-type="currency">
            <text:p>$4.38</text:p>
          </table:table-cell>
          <table:table-cell office:value-type="float" office:value="1" calcext:value-type="float">
            <text:p>1</text:p>
          </table:table-cell>
          <table:table-cell table:formula="of:=44" office:value-type="float" office:value="44" calcext:value-type="float">
            <text:p>44</text:p>
          </table:table-cell>
          <table:table-cell table:formula="of:=[.E4]*[.D4]" office:value-type="float" office:value="44" calcext:value-type="float">
            <text:p>44</text:p>
          </table:table-cell>
          <table:table-cell table:formula="of:=110/2" office:value-type="float" office:value="55" calcext:value-type="float">
            <text:p>55</text:p>
          </table:table-cell>
          <table:table-cell table:formula="of:=[.G4]*[.D4]" office:value-type="float" office:value="55" calcext:value-type="float">
            <text:p>55</text:p>
          </table:table-cell>
          <table:table-cell table:formula="of:=10/2" office:value-type="float" office:value="5" calcext:value-type="float">
            <text:p>5</text:p>
          </table:table-cell>
          <table:table-cell table:formula="of:=[.I4]*[.D4]" office:value-type="float" office:value="5" calcext:value-type="float">
            <text:p>5</text:p>
          </table:table-cell>
          <table:table-cell table:style-name="ce21" table:formula="of:=[.F4]/([.G4]/60)" office:value-type="float" office:value="48" calcext:value-type="float">
            <text:p>48</text:p>
          </table:table-cell>
          <table:table-cell table:style-name="ce4" table:formula="of:=[.B4]/[.E4]" office:value-type="currency" office:currency="USD" office:value="0.0996243686868687" calcext:value-type="currency">
            <text:p>$0.10</text:p>
          </table:table-cell>
          <table:table-cell/>
          <table:table-cell table:style-name="ce24" office:value-type="string" calcext:value-type="string">
            <text:p>0.8mm</text:p>
          </table:table-cell>
          <table:table-cell table:number-columns-repeated="1010"/>
        </table:table-row>
        <table:table-row table:style-name="ro1">
          <table:table-cell table:style-name="ce11" office:value-type="string" calcext:value-type="string">
            <text:p>extruder mount</text:p>
          </table:table-cell>
          <table:table-cell table:formula="of:=([.E5]/1000)*[.$B$23]+([.G5]/60)*([.$B$29]+[.$B$30]+[.$B$31])+([.I5]/60)*[.$B$28]" office:value-type="currency" office:currency="USD" office:value="3.46645833333333" calcext:value-type="currency">
            <text:p>$3.47</text:p>
          </table:table-cell>
          <table:table-cell table:style-name="ce4" table:formula="of:=[.B5]*[.D5]" office:value-type="currency" office:currency="USD" office:value="6.93291666666667" calcext:value-type="currency">
            <text:p>$6.93</text:p>
          </table:table-cell>
          <table:table-cell office:value-type="float" office:value="2" calcext:value-type="float">
            <text:p>2</text:p>
          </table:table-cell>
          <table:table-cell table:formula="of:=32" office:value-type="float" office:value="32" calcext:value-type="float">
            <text:p>32</text:p>
          </table:table-cell>
          <table:table-cell table:formula="of:=[.E5]*[.D5]" office:value-type="float" office:value="64" calcext:value-type="float">
            <text:p>64</text:p>
          </table:table-cell>
          <table:table-cell table:style-name="ce21" table:formula="of:=225/6" office:value-type="float" office:value="37.5" calcext:value-type="float">
            <text:p>38</text:p>
          </table:table-cell>
          <table:table-cell table:style-name="ce21" table:formula="of:=[.G5]*[.D5]" office:value-type="float" office:value="75" calcext:value-type="float">
            <text:p>75</text:p>
          </table:table-cell>
          <table:table-cell table:formula="of:=10/2" office:value-type="float" office:value="5" calcext:value-type="float">
            <text:p>5</text:p>
          </table:table-cell>
          <table:table-cell table:formula="of:=[.I5]*[.D5]" office:value-type="float" office:value="10" calcext:value-type="float">
            <text:p>10</text:p>
          </table:table-cell>
          <table:table-cell table:style-name="ce21" table:formula="of:=[.F5]/([.G5]/60)" office:value-type="float" office:value="102.4" calcext:value-type="float">
            <text:p>102</text:p>
          </table:table-cell>
          <table:table-cell table:style-name="ce4" table:formula="of:=[.B5]/[.E5]" office:value-type="currency" office:currency="USD" office:value="0.108326822916667" calcext:value-type="currency">
            <text:p>$0.11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extruder body</text:p>
          </table:table-cell>
          <table:table-cell table:formula="of:=([.E6]/1000)*[.$B$23]+([.G6]/60)*([.$B$29]+[.$B$30]+[.$B$31])+([.I6]/60)*[.$B$28]" office:value-type="currency" office:currency="USD" office:value="5.593" calcext:value-type="currency">
            <text:p>$5.59</text:p>
          </table:table-cell>
          <table:table-cell table:style-name="ce4" table:formula="of:=[.B6]*[.D6]" office:value-type="currency" office:currency="USD" office:value="11.186" calcext:value-type="currency">
            <text:p>$11.1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formula="of:=[.E6]*[.D6]" office:value-type="float" office:value="96" calcext:value-type="float">
            <text:p>96</text:p>
          </table:table-cell>
          <table:table-cell table:formula="of:=144/2" office:value-type="float" office:value="72" calcext:value-type="float">
            <text:p>72</text:p>
          </table:table-cell>
          <table:table-cell table:formula="of:=[.G6]*[.D6]" office:value-type="float" office:value="144" calcext:value-type="float">
            <text:p>144</text:p>
          </table:table-cell>
          <table:table-cell table:formula="of:=15/2" office:value-type="float" office:value="7.5" calcext:value-type="float">
            <text:p>7.5</text:p>
          </table:table-cell>
          <table:table-cell table:formula="of:=[.I6]*[.D6]" office:value-type="float" office:value="15" calcext:value-type="float">
            <text:p>15</text:p>
          </table:table-cell>
          <table:table-cell table:style-name="ce21" table:formula="of:=[.F6]/([.G6]/60)" office:value-type="float" office:value="80" calcext:value-type="float">
            <text:p>80</text:p>
          </table:table-cell>
          <table:table-cell table:style-name="ce4" table:formula="of:=[.B6]/[.E6]" office:value-type="currency" office:currency="USD" office:value="0.116520833333333" calcext:value-type="currency">
            <text:p>$0.12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extruder fan</text:p>
          </table:table-cell>
          <table:table-cell table:formula="of:=([.E7]/1000)*[.$B$23]+([.G7]/60)*([.$B$29]+[.$B$30]+[.$B$31])+([.I7]/60)*[.$B$28]" office:value-type="currency" office:currency="USD" office:value="2.80888888888889" calcext:value-type="currency">
            <text:p>$2.81</text:p>
          </table:table-cell>
          <table:table-cell table:style-name="ce4" table:formula="of:=[.B7]*[.D7]" office:value-type="currency" office:currency="USD" office:value="5.61777777777778" calcext:value-type="currency">
            <text:p>$5.62</text:p>
          </table:table-cell>
          <table:table-cell office:value-type="float" office:value="2" calcext:value-type="float">
            <text:p>2</text:p>
          </table:table-cell>
          <table:table-cell table:formula="of:=14" office:value-type="float" office:value="14" calcext:value-type="float">
            <text:p>14</text:p>
          </table:table-cell>
          <table:table-cell table:formula="of:=[.E7]*[.D7]" office:value-type="float" office:value="28" calcext:value-type="float">
            <text:p>28</text:p>
          </table:table-cell>
          <table:table-cell table:formula="of:=80/2" office:value-type="float" office:value="40" calcext:value-type="float">
            <text:p>40</text:p>
          </table:table-cell>
          <table:table-cell table:formula="of:=[.G7]*[.D7]" office:value-type="float" office:value="80" calcext:value-type="float">
            <text:p>80</text:p>
          </table:table-cell>
          <table:table-cell table:formula="of:=10/2" office:value-type="float" office:value="5" calcext:value-type="float">
            <text:p>5</text:p>
          </table:table-cell>
          <table:table-cell table:formula="of:=[.I7]*[.D7]" office:value-type="float" office:value="10" calcext:value-type="float">
            <text:p>10</text:p>
          </table:table-cell>
          <table:table-cell table:style-name="ce21" table:formula="of:=[.F7]/([.G7]/60)" office:value-type="float" office:value="42" calcext:value-type="float">
            <text:p>42</text:p>
          </table:table-cell>
          <table:table-cell table:style-name="ce4" table:formula="of:=[.B7]/[.E7]" office:value-type="currency" office:currency="USD" office:value="0.200634920634921" calcext:value-type="currency">
            <text:p>$0.20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heatsink fan brace</text:p>
          </table:table-cell>
          <table:table-cell table:formula="of:=([.E8]/1000)*[.$B$23]+([.G8]/60)*([.$B$29]+[.$B$30]+[.$B$31])+([.I8]/60)*[.$B$28]" office:value-type="currency" office:currency="USD" office:value="4.7375" calcext:value-type="currency">
            <text:p>$4.74</text:p>
          </table:table-cell>
          <table:table-cell table:style-name="ce4" table:formula="of:=[.B8]*[.D8]" office:value-type="currency" office:currency="USD" office:value="9.475" calcext:value-type="currency">
            <text:p>$9.48</text:p>
          </table:table-cell>
          <table:table-cell office:value-type="float" office:value="2" calcext:value-type="float">
            <text:p>2</text:p>
          </table:table-cell>
          <table:table-cell table:formula="of:=31" office:value-type="float" office:value="31" calcext:value-type="float">
            <text:p>31</text:p>
          </table:table-cell>
          <table:table-cell table:formula="of:=[.E8]*[.D8]" office:value-type="float" office:value="62" calcext:value-type="float">
            <text:p>62</text:p>
          </table:table-cell>
          <table:table-cell table:formula="of:=180/2" office:value-type="float" office:value="90" calcext:value-type="float">
            <text:p>90</text:p>
          </table:table-cell>
          <table:table-cell table:formula="of:=[.G8]*[.D8]" office:value-type="float" office:value="180" calcext:value-type="float">
            <text:p>180</text:p>
          </table:table-cell>
          <table:table-cell table:formula="of:=10/2" office:value-type="float" office:value="5" calcext:value-type="float">
            <text:p>5</text:p>
          </table:table-cell>
          <table:table-cell table:formula="of:=[.I8]*[.D8]" office:value-type="float" office:value="10" calcext:value-type="float">
            <text:p>10</text:p>
          </table:table-cell>
          <table:table-cell table:style-name="ce21" table:formula="of:=[.F8]/([.G8]/60)" office:value-type="float" office:value="41.3333333333333" calcext:value-type="float">
            <text:p>41</text:p>
          </table:table-cell>
          <table:table-cell table:style-name="ce4" table:formula="of:=[.B8]/[.E8]" office:value-type="currency" office:currency="USD" office:value="0.152822580645161" calcext:value-type="currency">
            <text:p>$0.15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switch hittermabob</text:p>
          </table:table-cell>
          <table:table-cell table:formula="of:=([.E9]/1000)*[.$B$23]+([.G9]/60)*([.$B$29]+[.$B$30]+[.$B$31])+([.I9]/60)*[.$B$28]" office:value-type="currency" office:currency="USD" office:value="1.0035" calcext:value-type="currency">
            <text:p>$1.00</text:p>
          </table:table-cell>
          <table:table-cell table:style-name="ce4" table:formula="of:=[.B9]*[.D9]" office:value-type="currency" office:currency="USD" office:value="1.0035" calcext:value-type="currency">
            <text:p>$1.00</text:p>
          </table:table-cell>
          <table:table-cell office:value-type="float" office:value="1" calcext:value-type="float">
            <text:p>1</text:p>
          </table:table-cell>
          <table:table-cell table:formula="of:=38/5" office:value-type="float" office:value="7.6" calcext:value-type="float">
            <text:p>7.6</text:p>
          </table:table-cell>
          <table:table-cell table:formula="of:=[.E9]*[.D9]" office:value-type="float" office:value="7.6" calcext:value-type="float">
            <text:p>7.6</text:p>
          </table:table-cell>
          <table:table-cell table:formula="of:=180/10" office:value-type="float" office:value="18" calcext:value-type="float">
            <text:p>18</text:p>
          </table:table-cell>
          <table:table-cell table:formula="of:=[.G9]*[.D9]" office:value-type="float" office:value="18" calcext:value-type="float">
            <text:p>18</text:p>
          </table:table-cell>
          <table:table-cell table:formula="of:=10/10" office:value-type="float" office:value="1" calcext:value-type="float">
            <text:p>1</text:p>
          </table:table-cell>
          <table:table-cell table:formula="of:=[.I9]*[.D9]" office:value-type="float" office:value="1" calcext:value-type="float">
            <text:p>1</text:p>
          </table:table-cell>
          <table:table-cell table:style-name="ce21" table:formula="of:=[.F9]/([.G9]/60)" office:value-type="float" office:value="25.3333333333333" calcext:value-type="float">
            <text:p>25</text:p>
          </table:table-cell>
          <table:table-cell table:style-name="ce4" table:formula="of:=[.B9]/[.E9]" office:value-type="currency" office:currency="USD" office:value="0.132039473684211" calcext:value-type="currency">
            <text:p>$0.13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Small HBG</text:p>
          </table:table-cell>
          <table:table-cell table:formula="of:=([.E10]/1000)*[.$B$23]+([.G10]/60)*([.$B$29]+[.$B$30]+[.$B$31])+([.I10]/60)*[.$B$28]" office:value-type="currency" office:currency="USD" office:value="1.75961111111111" calcext:value-type="currency">
            <text:p>$1.76</text:p>
          </table:table-cell>
          <table:table-cell table:style-name="ce4" table:formula="of:=[.B10]*[.D10]" office:value-type="currency" office:currency="USD" office:value="3.51922222222222" calcext:value-type="currency">
            <text:p>$3.5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E10]*[.D10]" office:value-type="float" office:value="8" calcext:value-type="float">
            <text:p>8</text:p>
          </table:table-cell>
          <table:table-cell table:formula="of:=84/6" office:value-type="float" office:value="14" calcext:value-type="float">
            <text:p>14</text:p>
          </table:table-cell>
          <table:table-cell table:formula="of:=[.G10]*[.D10]" office:value-type="float" office:value="28" calcext:value-type="float">
            <text:p>28</text:p>
          </table:table-cell>
          <table:table-cell table:formula="of:=10/2" office:value-type="float" office:value="5" calcext:value-type="float">
            <text:p>5</text:p>
          </table:table-cell>
          <table:table-cell table:formula="of:=[.I10]*[.D10]" office:value-type="float" office:value="10" calcext:value-type="float">
            <text:p>10</text:p>
          </table:table-cell>
          <table:table-cell table:style-name="ce21" table:formula="of:=[.F10]/([.G10]/60)" office:value-type="float" office:value="34.2857142857143" calcext:value-type="float">
            <text:p>34</text:p>
          </table:table-cell>
          <table:table-cell table:style-name="ce4" table:formula="of:=[.B10]/[.E10]" office:value-type="currency" office:currency="USD" office:value="0.439902777777778" calcext:value-type="currency">
            <text:p>$0.44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Large HBG</text:p>
          </table:table-cell>
          <table:table-cell table:formula="of:=([.E11]/1000)*[.$B$23]+([.G11]/60)*([.$B$29]+[.$B$30]+[.$B$31])+([.I11]/60)*[.$B$28]" office:value-type="currency" office:currency="USD" office:value="3.48866666666667" calcext:value-type="currency">
            <text:p>$3.49</text:p>
          </table:table-cell>
          <table:table-cell table:style-name="ce4" table:formula="of:=[.B11]*[.D11]" office:value-type="currency" office:currency="USD" office:value="6.97733333333333" calcext:value-type="currency">
            <text:p>$6.98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formula="of:=[.E11]*[.D11]" office:value-type="float" office:value="52" calcext:value-type="float">
            <text:p>52</text:p>
          </table:table-cell>
          <table:table-cell table:formula="of:=(4*60+48)/6" office:value-type="float" office:value="48" calcext:value-type="float">
            <text:p>48</text:p>
          </table:table-cell>
          <table:table-cell table:formula="of:=[.G11]*[.D11]" office:value-type="float" office:value="96" calcext:value-type="float">
            <text:p>96</text:p>
          </table:table-cell>
          <table:table-cell table:formula="of:=10/2" office:value-type="float" office:value="5" calcext:value-type="float">
            <text:p>5</text:p>
          </table:table-cell>
          <table:table-cell table:formula="of:=[.I11]*[.D11]" office:value-type="float" office:value="10" calcext:value-type="float">
            <text:p>10</text:p>
          </table:table-cell>
          <table:table-cell table:style-name="ce21" table:formula="of:=[.F11]/([.G11]/60)" office:value-type="float" office:value="65" calcext:value-type="float">
            <text:p>65</text:p>
          </table:table-cell>
          <table:table-cell table:style-name="ce4" table:formula="of:=[.B11]/[.E11]" office:value-type="currency" office:currency="USD" office:value="0.134179487179487" calcext:value-type="currency">
            <text:p>$0.13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Extruder idler</text:p>
          </table:table-cell>
          <table:table-cell table:formula="of:=([.E12]/1000)*[.$B$23]+([.G12]/60)*([.$B$29]+[.$B$30]+[.$B$31])+([.I12]/60)*[.$B$28]" office:value-type="currency" office:currency="USD" office:value="1.44716666666667" calcext:value-type="currency">
            <text:p>$1.45</text:p>
          </table:table-cell>
          <table:table-cell table:style-name="ce4" table:formula="of:=[.B12]*[.D12]" office:value-type="currency" office:currency="USD" office:value="2.89433333333333" calcext:value-type="currency">
            <text:p>$2.89</text:p>
          </table:table-cell>
          <table:table-cell office:value-type="float" office:value="2" calcext:value-type="float">
            <text:p>2</text:p>
          </table:table-cell>
          <table:table-cell table:formula="of:=56/5" office:value-type="float" office:value="11.2" calcext:value-type="float">
            <text:p>11.2</text:p>
          </table:table-cell>
          <table:table-cell table:formula="of:=[.E12]*[.D12]" office:value-type="float" office:value="22.4" calcext:value-type="float">
            <text:p>22.4</text:p>
          </table:table-cell>
          <table:table-cell table:formula="of:=300/10" office:value-type="float" office:value="30" calcext:value-type="float">
            <text:p>30</text:p>
          </table:table-cell>
          <table:table-cell table:formula="of:=[.G12]*[.D12]" office:value-type="float" office:value="60" calcext:value-type="float">
            <text:p>60</text:p>
          </table:table-cell>
          <table:table-cell table:formula="of:=10/10" office:value-type="float" office:value="1" calcext:value-type="float">
            <text:p>1</text:p>
          </table:table-cell>
          <table:table-cell table:formula="of:=[.I12]*[.D12]" office:value-type="float" office:value="2" calcext:value-type="float">
            <text:p>2</text:p>
          </table:table-cell>
          <table:table-cell table:style-name="ce21" table:formula="of:=[.F12]/([.G12]/60)" office:value-type="float" office:value="44.8" calcext:value-type="float">
            <text:p>45</text:p>
          </table:table-cell>
          <table:table-cell table:style-name="ce4" table:formula="of:=[.B12]/[.E12]" office:value-type="currency" office:currency="USD" office:value="0.12921130952381" calcext:value-type="currency">
            <text:p>$0.13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Extruder latch</text:p>
          </table:table-cell>
          <table:table-cell table:formula="of:=([.E13]/1000)*[.$B$23]+([.G13]/60)*([.$B$29]+[.$B$30]+[.$B$31])+([.I13]/60)*[.$B$28]" office:value-type="currency" office:currency="USD" office:value="0.541291666666667" calcext:value-type="currency">
            <text:p>$0.54</text:p>
          </table:table-cell>
          <table:table-cell table:style-name="ce4" table:formula="of:=[.B13]*[.D13]" office:value-type="currency" office:currency="USD" office:value="1.08258333333333" calcext:value-type="currency">
            <text:p>$1.08</text:p>
          </table:table-cell>
          <table:table-cell office:value-type="float" office:value="2" calcext:value-type="float">
            <text:p>2</text:p>
          </table:table-cell>
          <table:table-cell table:formula="of:=13/5" office:value-type="float" office:value="2.6" calcext:value-type="float">
            <text:p>2.6</text:p>
          </table:table-cell>
          <table:table-cell table:formula="of:=[.E13]*[.D13]" office:value-type="float" office:value="5.2" calcext:value-type="float">
            <text:p>5.2</text:p>
          </table:table-cell>
          <table:table-cell table:formula="of:=75/10" office:value-type="float" office:value="7.5" calcext:value-type="float">
            <text:p>7.5</text:p>
          </table:table-cell>
          <table:table-cell table:formula="of:=[.G13]*[.D13]" office:value-type="float" office:value="15" calcext:value-type="float">
            <text:p>15</text:p>
          </table:table-cell>
          <table:table-cell table:formula="of:=10/10" office:value-type="float" office:value="1" calcext:value-type="float">
            <text:p>1</text:p>
          </table:table-cell>
          <table:table-cell table:formula="of:=[.I13]*[.D13]" office:value-type="float" office:value="2" calcext:value-type="float">
            <text:p>2</text:p>
          </table:table-cell>
          <table:table-cell table:style-name="ce21" table:formula="of:=[.F13]/([.G13]/60)" office:value-type="float" office:value="41.6" calcext:value-type="float">
            <text:p>42</text:p>
          </table:table-cell>
          <table:table-cell table:style-name="ce4" table:formula="of:=[.B13]/[.E13]" office:value-type="currency" office:currency="USD" office:value="0.208189102564103" calcext:value-type="currency">
            <text:p>$0.21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Right side wiper mount</text:p>
          </table:table-cell>
          <table:table-cell table:formula="of:=([.E14]/1000)*[.$B$23]+([.G14]/60)*([.$B$29]+[.$B$30]+[.$B$31])+([.I14]/60)*[.$B$28]" office:value-type="currency" office:currency="USD" office:value="1.59430555555556" calcext:value-type="currency">
            <text:p>$1.59</text:p>
          </table:table-cell>
          <table:table-cell table:style-name="ce4" table:formula="of:=[.B14]*[.D14]" office:value-type="currency" office:currency="USD" office:value="1.59430555555556" calcext:value-type="currency">
            <text:p>$1.5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E14]*[.D14]"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formula="of:=[.G14]*[.D14]" office:value-type="float" office:value="25" calcext:value-type="float">
            <text:p>25</text:p>
          </table:table-cell>
          <table:table-cell table:formula="of:=10/10" office:value-type="float" office:value="1" calcext:value-type="float">
            <text:p>1</text:p>
          </table:table-cell>
          <table:table-cell table:formula="of:=[.I14]*[.D14]" office:value-type="float" office:value="1" calcext:value-type="float">
            <text:p>1</text:p>
          </table:table-cell>
          <table:table-cell table:style-name="ce21" table:formula="of:=[.F14]/([.G14]/60)" office:value-type="float" office:value="43.2" calcext:value-type="float">
            <text:p>43</text:p>
          </table:table-cell>
          <table:table-cell table:style-name="ce4" table:formula="of:=[.B14]/[.E14]" office:value-type="currency" office:currency="USD" office:value="0.0885725308641975" calcext:value-type="currency">
            <text:p>$0.09</text:p>
          </table:table-cell>
          <table:table-cell table:number-columns-repeated="1012"/>
        </table:table-row>
        <table:table-row table:style-name="ro1">
          <table:table-cell table:style-name="ce13" office:value-type="string" calcext:value-type="string">
            <text:p>Upper Brace</text:p>
          </table:table-cell>
          <table:table-cell table:formula="of:=([.E15]/1000)*[.$B$23]+([.G15]/60)*([.$B$29]+[.$B$30]+[.$B$31])+([.I15]/60)*[.$B$28]" office:value-type="currency" office:currency="USD" office:value="0.540597222222222" calcext:value-type="currency">
            <text:p>$0.54</text:p>
          </table:table-cell>
          <table:table-cell table:style-name="ce4" table:formula="of:=[.B15]*[.D15]" office:value-type="currency" office:currency="USD" office:value="0.540597222222222" calcext:value-type="currency">
            <text:p>$0.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15]*[.D15]" office:value-type="float" office:value="3" calcext:value-type="float">
            <text:p>3</text:p>
          </table:table-cell>
          <table:table-cell table:formula="of:=(51/60)/6*60" office:value-type="float" office:value="8.5" calcext:value-type="float">
            <text:p>8.5</text:p>
          </table:table-cell>
          <table:table-cell table:formula="of:=[.G15]*[.D15]" office:value-type="float" office:value="8.5" calcext:value-type="float">
            <text:p>8.5</text:p>
          </table:table-cell>
          <table:table-cell table:style-name="ce16" table:formula="of:=5/6" office:value-type="float" office:value="0.833333333333333" calcext:value-type="float">
            <text:p>0.8</text:p>
          </table:table-cell>
          <table:table-cell table:style-name="ce16" table:formula="of:=[.I15]*[.D15]" office:value-type="float" office:value="0.833333333333333" calcext:value-type="float">
            <text:p>0.8</text:p>
          </table:table-cell>
          <table:table-cell table:style-name="ce21" table:formula="of:=[.F15]/([.G15]/60)" office:value-type="float" office:value="21.1764705882353" calcext:value-type="float">
            <text:p>21</text:p>
          </table:table-cell>
          <table:table-cell table:style-name="ce4" table:formula="of:=[.B15]/[.E15]" office:value-type="currency" office:currency="USD" office:value="0.180199074074074" calcext:value-type="currency">
            <text:p>$0.18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/>
          <table:table-cell table:style-name="ce17" table:number-columns-repeated="7"/>
          <table:table-cell table:number-columns-repeated="1014"/>
        </table:table-row>
        <table:table-row table:style-name="ro1">
          <table:table-cell table:style-name="ce14" office:value-type="string" calcext:value-type="string">
            <text:p>Total</text:p>
          </table:table-cell>
          <table:table-cell/>
          <table:table-cell table:style-name="ce4" table:formula="of:=SUM([.C4:.C15])" office:value-type="currency" office:currency="USD" office:value="55.2070416666667" calcext:value-type="currency">
            <text:p>$55.21</text:p>
          </table:table-cell>
          <table:table-cell table:style-name="ce17" table:formula="of:=SUM([.D4:.D15])" office:value-type="float" office:value="20" calcext:value-type="float">
            <text:p>20</text:p>
          </table:table-cell>
          <table:table-cell table:style-name="ce17" table:formula="of:=SUM([.E4:.E15])" office:value-type="float" office:value="241.4" calcext:value-type="float">
            <text:p>241</text:p>
          </table:table-cell>
          <table:table-cell table:style-name="ce17" table:formula="of:=SUM([.F4:.F15])" office:value-type="float" office:value="410.2" calcext:value-type="float">
            <text:p>410</text:p>
          </table:table-cell>
          <table:table-cell table:style-name="ce17" table:formula="of:=SUM([.G4:.G15])" office:value-type="float" office:value="445.5" calcext:value-type="float">
            <text:p>446</text:p>
          </table:table-cell>
          <table:table-cell table:style-name="ce17" table:formula="of:=SUM([.H4:.H15])" office:value-type="float" office:value="784.5" calcext:value-type="float">
            <text:p>785</text:p>
          </table:table-cell>
          <table:table-cell table:style-name="ce17" table:formula="of:=SUM([.I4:.I15])" office:value-type="float" office:value="42.3333333333333" calcext:value-type="float">
            <text:p>42</text:p>
          </table:table-cell>
          <table:table-cell table:style-name="ce17" table:formula="of:=SUM([.J4:.J15])" office:value-type="float" office:value="76.8333333333333" calcext:value-type="float">
            <text:p>77</text:p>
          </table:table-cell>
          <table:table-cell table:style-name="ce22"/>
          <table:table-cell table:style-name="ce6"/>
          <table:table-cell table:style-name="ce14" table:number-columns-repeated="1012"/>
        </table:table-row>
        <table:table-row table:style-name="ro1">
          <table:table-cell table:style-name="ce14" office:value-type="string" calcext:value-type="string">
            <text:p>Average</text:p>
          </table:table-cell>
          <table:table-cell table:formula="of:=AVERAGE([.B4:.B15])" office:value-type="currency" office:currency="USD" office:value="2.61370486111111" calcext:value-type="currency">
            <text:p>$2.61</text:p>
          </table:table-cell>
          <table:table-cell table:style-name="ce4"/>
          <table:table-cell table:style-name="ce16" table:formula="of:=AVERAGE([.D4:.D15])" office:value-type="float" office:value="1.66666666666667" calcext:value-type="float">
            <text:p>1.7</text:p>
          </table:table-cell>
          <table:table-cell table:style-name="ce17" table:formula="of:=AVERAGE([.E4:.E15])" office:value-type="float" office:value="20.1166666666667" calcext:value-type="float">
            <text:p>20</text:p>
          </table:table-cell>
          <table:table-cell table:style-name="ce17" table:formula="of:=AVERAGE([.F4:.F15])" office:value-type="float" office:value="34.1833333333333" calcext:value-type="float">
            <text:p>34</text:p>
          </table:table-cell>
          <table:table-cell table:style-name="ce17" table:formula="of:=AVERAGE([.G4:.G15])" office:value-type="float" office:value="37.125" calcext:value-type="float">
            <text:p>37</text:p>
          </table:table-cell>
          <table:table-cell table:style-name="ce17" table:formula="of:=AVERAGE([.H4:.H15])" office:value-type="float" office:value="65.375" calcext:value-type="float">
            <text:p>65</text:p>
          </table:table-cell>
          <table:table-cell table:style-name="ce17" table:formula="of:=AVERAGE([.I4:.I15])" office:value-type="float" office:value="3.52777777777778" calcext:value-type="float">
            <text:p>4</text:p>
          </table:table-cell>
          <table:table-cell table:style-name="ce17" table:formula="of:=AVERAGE([.J4:.J15])" office:value-type="float" office:value="6.40277777777778" calcext:value-type="float">
            <text:p>6</text:p>
          </table:table-cell>
          <table:table-cell table:style-name="ce17" table:formula="of:=AVERAGE([.K4:.K15])" office:value-type="float" office:value="49.094070961718" calcext:value-type="float">
            <text:p>49</text:p>
          </table:table-cell>
          <table:table-cell table:style-name="ce4" table:formula="of:=AVERAGE([.L4:.L15])" office:value-type="currency" office:currency="USD" office:value="0.165851940157051" calcext:value-type="currency">
            <text:p>$0.17</text:p>
          </table:table-cell>
          <table:table-cell table:number-columns-repeated="1012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4" office:value-type="string" calcext:value-type="string">
            <text:p>Filament cost per kg</text:p>
          </table:table-cell>
          <table:table-cell table:style-name="Default"/>
          <table:table-cell/>
          <table:table-cell table:style-name="ce18" office:value-type="string" calcext:value-type="string" table:number-columns-spanned="2" table:number-rows-spanned="1">
            <text:p>Filament cost total</text:p>
          </table:table-cell>
          <table:covered-table-cell/>
          <table:table-cell table:number-columns-repeated="1019"/>
        </table:table-row>
        <table:table-row table:style-name="ro1">
          <table:table-cell office:value-type="string" calcext:value-type="string">
            <text:p>HT</text:p>
          </table:table-cell>
          <table:table-cell table:formula="of:=50/0.7" office:value-type="currency" office:currency="USD" office:value="71.4285714285714" calcext:value-type="currency">
            <text:p>$71.43</text:p>
          </table:table-cell>
          <table:table-cell/>
          <table:table-cell table:style-name="ce4" table:formula="of:=([.$F$17]/1000)*[.B22]" office:value-type="currency" office:currency="USD" office:value="29.3" calcext:value-type="currency">
            <text:p>$29.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S</text:p>
          </table:table-cell>
          <table:table-cell office:value-type="currency" office:currency="USD" office:value="40" calcext:value-type="currency">
            <text:p>$40.00</text:p>
          </table:table-cell>
          <table:table-cell/>
          <table:table-cell table:style-name="ce4" table:formula="of:=([.$F$17]/1000)*[.B23]" office:value-type="currency" office:currency="USD" office:value="16.408" calcext:value-type="currency">
            <text:p>$16.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NOVA-1800</text:p>
          </table:table-cell>
          <table:table-cell table:formula="of:=80" office:value-type="currency" office:currency="USD" office:value="80" calcext:value-type="currency">
            <text:p>$80.00</text:p>
          </table:table-cell>
          <table:table-cell/>
          <table:table-cell table:style-name="ce4" table:formula="of:=([.$F$17]/1000)*[.B24]" office:value-type="currency" office:currency="USD" office:value="32.816" calcext:value-type="currency">
            <text:p>$32.82</text:p>
          </table:table-cell>
          <table:table-cell table:number-columns-repeated="1020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5">
          <table:table-cell table:style-name="ce2" office:value-type="string" calcext:value-type="string">
            <text:p>Labor &amp; equipment costs</text:p>
          </table:table-cell>
          <table:table-cell table:style-name="ce3" table:number-columns-repeated="2"/>
          <table:table-cell table:style-name="ce19" office:value-type="string" calcext:value-type="string">
            <text:p>Overhead cost per twoolhead</text:p>
          </table:table-cell>
          <table:table-cell table:style-name="ce19" office:value-type="string" calcext:value-type="string">
            <text:p>% of total cost</text:p>
          </table:table-cell>
          <table:table-cell table:style-name="ce3" table:number-columns-repeated="3"/>
          <table:table-cell table:number-columns-repeated="2"/>
          <table:table-cell table:style-name="ce3" table:number-columns-repeated="1014"/>
        </table:table-row>
        <table:table-row table:style-name="ro1">
          <table:table-cell office:value-type="string" calcext:value-type="string">
            <text:p>Printer flip rate per hr</text:p>
          </table:table-cell>
          <table:table-cell office:value-type="currency" office:currency="USD" office:value="15" calcext:value-type="currency">
            <text:p>$15.00</text:p>
          </table:table-cell>
          <table:table-cell/>
          <table:table-cell table:style-name="ce4" table:formula="of:=([.J17]/60)*[.B28]" office:value-type="currency" office:currency="USD" office:value="19.2083333333333" calcext:value-type="currency">
            <text:p>$19.21</text:p>
          </table:table-cell>
          <table:table-cell table:style-name="ce20" table:formula="of:=[.D28]/[.D$34]" office:value-type="percentage" office:value="0.347932668613379" calcext:value-type="percentage">
            <text:p>34.79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ter cost per hr</text:p>
          </table:table-cell>
          <table:table-cell table:formula="of:=2500/(50*30*2)" office:value-type="currency" office:currency="USD" office:value="0.833333333333333" calcext:value-type="currency">
            <text:p>$0.83</text:p>
          </table:table-cell>
          <table:table-cell/>
          <table:table-cell table:style-name="ce4" table:formula="of:=([.H17]/60)*[.B29]" office:value-type="currency" office:currency="USD" office:value="10.8958333333333" calcext:value-type="currency">
            <text:p>$10.90</text:p>
          </table:table-cell>
          <table:table-cell table:style-name="ce20" table:formula="of:=[.D29]/[.D$34]" office:value-type="percentage" office:value="0.197363108118001" calcext:value-type="percentage">
            <text:p>19.74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ace cost per hr</text:p>
          </table:table-cell>
          <table:table-cell table:formula="of:=1/160*100" office:value-type="currency" office:currency="USD" office:value="0.625" calcext:value-type="currency">
            <text:p>$0.63</text:p>
          </table:table-cell>
          <table:table-cell/>
          <table:table-cell table:style-name="ce4" table:formula="of:=([.H17]/60)*[.B30]" office:value-type="currency" office:currency="USD" office:value="8.171875" calcext:value-type="currency">
            <text:p>$8.17</text:p>
          </table:table-cell>
          <table:table-cell table:style-name="ce20" table:formula="of:=[.D30]/[.D$34]" office:value-type="percentage" office:value="0.148022331088501" calcext:value-type="percentage">
            <text:p>14.8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ctricity cost per hr</text:p>
          </table:table-cell>
          <table:table-cell table:formula="of:=0.4*0.1" office:value-type="currency" office:currency="USD" office:value="0.04" calcext:value-type="currency">
            <text:p>$0.04</text:p>
          </table:table-cell>
          <table:table-cell/>
          <table:table-cell table:style-name="ce4" table:formula="of:=([.H17]/60)*[.B31]" office:value-type="currency" office:currency="USD" office:value="0.523" calcext:value-type="currency">
            <text:p>$0.52</text:p>
          </table:table-cell>
          <table:table-cell table:style-name="ce20" table:formula="of:=[.D31]/[.D$34]" office:value-type="percentage" office:value="0.00947342918966406" calcext:value-type="percentage">
            <text:p>0.95%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number-columns-repeated="3"/>
          <table:table-cell table:style-name="ce18" office:value-type="string" calcext:value-type="string" table:number-columns-spanned="3" table:number-rows-spanned="1">
            <text:p>Total printed part cost per twoolhead</text:p>
          </table:table-cell>
          <table:covered-table-cell table:number-columns-repeated="2"/>
          <table:table-cell/>
          <table:table-cell table:style-name="ce14" office:value-type="string" calcext:value-type="string">
            <text:p>Average cost per part</text:p>
          </table:table-cell>
          <table:table-cell table:number-columns-repeated="1016"/>
        </table:table-row>
        <table:table-row table:style-name="ro1">
          <table:table-cell/>
          <table:table-cell table:style-name="Default"/>
          <table:table-cell/>
          <table:table-cell table:style-name="ce4" table:formula="of:=[.D23]+[.D28]+[.D29]+[.D30]+[.D31]" office:value-type="currency" office:currency="USD" office:value="55.2070416666667" calcext:value-type="currency">
            <text:p>$55.21</text:p>
          </table:table-cell>
          <table:table-cell table:number-columns-repeated="3"/>
          <table:table-cell table:style-name="ce4" table:formula="of:=[.D34]/19" office:value-type="currency" office:currency="USD" office:value="2.90563377192982" calcext:value-type="currency">
            <text:p>$2.91</text:p>
          </table:table-cell>
          <table:table-cell table:number-columns-repeated="1016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ce15" table:number-columns-repeated="2"/>
          <table:table-cell table:number-columns-repeated="1021"/>
        </table:table-row>
        <table:table-row table:style-name="ro1">
          <table:table-cell/>
          <table:table-cell table:style-name="ce16" table:number-columns-repeated="4"/>
          <table:table-cell table:style-name="ce4"/>
          <table:table-cell table:number-columns-repeated="1018"/>
        </table:table-row>
        <table:table-row table:style-name="ro1">
          <table:table-cell/>
          <table:table-cell table:style-name="ce16" table:number-columns-repeated="4"/>
          <table:table-cell table:number-columns-repeated="1019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4"/>
          <table:table-cell table:style-name="Default"/>
          <table:table-cell table:number-columns-repeated="1022"/>
        </table:table-row>
      </table:table>
      <table:table table:name="funding_calculator" table:style-name="ta1">
        <table:table-column table:style-name="co16" table:default-cell-style-name="ce26"/>
        <table:table-column table:style-name="co17" table:default-cell-style-name="ce32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Copyright 2017 by the Colorado Printing Project, ltd. CC-BY-SA 4.0</text:p>
          </table:table-cell>
          <table:table-cell table:style-name="ce29"/>
          <table:table-cell table:number-columns-repeated="5"/>
        </table:table-row>
        <table:table-row table:style-name="ro1">
          <table:table-cell table:style-name="Default"/>
          <table:table-cell table:style-name="ce29"/>
          <table:table-cell table:number-columns-repeated="5"/>
        </table:table-row>
        <table:table-row table:style-name="ro4">
          <table:table-cell table:style-name="ce25" office:value-type="string" calcext:value-type="string" table:number-columns-spanned="2" table:number-rows-spanned="1">
            <text:p>Twoolhead funding goal calculator</text:p>
          </table:table-cell>
          <table:covered-table-cell table:style-name="ce29"/>
          <table:table-cell table:number-columns-repeated="5"/>
        </table:table-row>
        <table:table-row table:style-name="ro6">
          <table:table-cell office:value-type="string" calcext:value-type="string">
            <text:p>Batch Qty</text:p>
          </table:table-cell>
          <table:table-cell table:style-name="ce30" office:value-type="float" office:value="10" calcext:value-type="float">
            <text:p>10</text:p>
          </table:table-cell>
          <table:table-cell table:number-columns-repeated="5"/>
        </table:table-row>
        <table:table-row table:style-name="ro6">
          <table:table-cell table:style-name="ce27" office:value-type="string" calcext:value-type="string">
            <text:p>BOM</text:p>
          </table:table-cell>
          <table:table-cell table:style-name="ce31" table:formula="of:=[BOM.F37]" office:value-type="float" office:value="285.755962139108" calcext:value-type="float">
            <text:p>$285.76</text:p>
          </table:table-cell>
          <table:table-cell table:number-columns-repeated="5"/>
        </table:table-row>
        <table:table-row table:style-name="ro6">
          <table:table-cell table:style-name="ce27" office:value-type="string" calcext:value-type="string">
            <text:p>Labor</text:p>
          </table:table-cell>
          <table:table-cell table:style-name="ce31" office:value-type="float" office:value="60" calcext:value-type="float">
            <text:p>$60.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Batch Cost (inc labor)</text:p>
          </table:table-cell>
          <table:table-cell table:formula="of:=([.B5]+[.B6])*[.B4]" office:value-type="float" office:value="3457.55962139108" calcext:value-type="float">
            <text:p>$3,457.56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Batch Shipping (from mfr)</text:p>
          </table:table-cell>
          <table:table-cell table:formula="of:=10*[.B4]" office:value-type="float" office:value="100" calcext:value-type="float">
            <text:p>$100.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Batch Subtotal</text:p>
          </table:table-cell>
          <table:table-cell table:formula="of:=SUM([.B4:.B8])" office:value-type="float" office:value="3913.31558353018" calcext:value-type="float">
            <text:p>$3,913.32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Freight on board cost</text:p>
          </table:table-cell>
          <table:table-cell table:formula="of:=[.B9]/[.B4]" office:value-type="float" office:value="391.331558353018" calcext:value-type="float">
            <text:p>$391.33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Fulfilment fee (pkg + storage)</text:p>
          </table:table-cell>
          <table:table-cell table:style-name="ce33" office:value-type="float" office:value="10" calcext:value-type="float">
            <text:p>$10.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Est. freight to customer</text:p>
          </table:table-cell>
          <table:table-cell table:style-name="ce33" office:value-type="float" office:value="10" calcext:value-type="float">
            <text:p>$10.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Total COGS less CC + CS fees</text:p>
          </table:table-cell>
          <table:table-cell table:formula="of:=[.B4]*([.B11]+[.B12])+[.B9]" office:value-type="float" office:value="4113.31558353018" calcext:value-type="float">
            <text:p>$4,113.32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Credit card fee (2.9%+$0.30)</text:p>
          </table:table-cell>
          <table:table-cell table:formula="of:=[.B13]*0.029+[.B4]*0.3" office:value-type="float" office:value="122.286151922375" calcext:value-type="float">
            <text:p>$122.29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CrowdSupply fee (7%)</text:p>
          </table:table-cell>
          <table:table-cell table:formula="of:=0.07*[.B13]" office:value-type="float" office:value="287.932090847113" calcext:value-type="float">
            <text:p>$287.93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Total COGS </text:p>
          </table:table-cell>
          <table:table-cell table:formula="of:=SUM([.B14:.B15];[.B13])" office:value-type="float" office:value="4523.53382629967" calcext:value-type="float">
            <text:p>$4,523.53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Total COGS/twoolhead</text:p>
          </table:table-cell>
          <table:table-cell table:formula="of:=[.B16]/[.B4]" office:value-type="float" office:value="452.353382629967" calcext:value-type="float">
            <text:p>$452.35</text:p>
          </table:table-cell>
          <table:table-cell/>
          <table:table-cell table:style-name="ce4"/>
          <table:table-cell table:number-columns-repeated="3"/>
        </table:table-row>
        <table:table-row table:style-name="ro6">
          <table:table-cell office:value-type="string" calcext:value-type="string">
            <text:p>Non MOQ COGS</text:p>
          </table:table-cell>
          <table:table-cell table:formula="of:=[.B17]-[.B10]" office:value-type="float" office:value="61.0218242769487" calcext:value-type="float">
            <text:p>$61.02</text:p>
          </table:table-cell>
          <table:table-cell/>
          <table:table-cell table:style-name="ce4"/>
          <table:table-cell table:number-columns-repeated="3"/>
        </table:table-row>
        <table:table-row table:style-name="ro6">
          <table:table-cell office:value-type="string" calcext:value-type="string">
            <text:p>Campaign price</text:p>
          </table:table-cell>
          <table:table-cell table:style-name="ce33" office:value-type="float" office:value="450" calcext:value-type="float">
            <text:p>$450.00</text:p>
          </table:table-cell>
          <table:table-cell/>
          <table:table-cell table:style-name="ce4"/>
          <table:table-cell table:number-columns-repeated="3"/>
        </table:table-row>
        <table:table-row table:style-name="ro1">
          <table:table-cell table:style-name="ce28"/>
          <table:table-cell table:style-name="ce29"/>
          <table:table-cell/>
          <table:table-cell table:style-name="ce4"/>
          <table:table-cell table:number-columns-repeated="3"/>
        </table:table-row>
        <table:table-row table:style-name="ro7">
          <table:table-cell office:value-type="string" calcext:value-type="string">
            <text:p>Min # units</text:p>
          </table:table-cell>
          <table:table-cell table:style-name="ce34" table:formula="of:=CEILING([.B9]/([.B19]-[.B18]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style-name="ce28"/>
          <table:table-cell table:style-name="ce29"/>
          <table:table-cell table:number-columns-repeated="5"/>
        </table:table-row>
        <table:table-row table:style-name="ro6">
          <table:table-cell office:value-type="string" calcext:value-type="string">
            <text:p>Funding goal without cushion</text:p>
          </table:table-cell>
          <table:table-cell table:formula="of:=[.B21]*[.B19]" office:value-type="float" office:value="4950" calcext:value-type="float">
            <text:p>$4,950.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Funding goal with cushion</text:p>
          </table:table-cell>
          <table:table-cell table:formula="of:=[.B23]+[.B23]*0.15" office:value-type="float" office:value="5692.5" calcext:value-type="float">
            <text:p>$5,692.50</text:p>
          </table:table-cell>
          <table:table-cell table:number-columns-repeated="5"/>
        </table:table-row>
        <table:table-row table:style-name="ro1" table:number-rows-repeated="7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table:number-columns-repeated="2"/>
          <table:table-cell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style-name="Default" table:number-columns-repeated="2"/>
          <table:table-cell/>
          <table:table-cell table:style-name="ce4"/>
          <table:table-cell table:number-columns-repeated="2"/>
          <table:table-cell table:style-name="ce4"/>
        </table:table-row>
        <calcext:conditional-formats>
          <calcext:conditional-format calcext:target-range-address="funding_calculator.B21:funding_calculator.B21">
            <calcext:condition calcext:apply-style-name="ConditionalStyle_1" calcext:value="formula-is(LEN(TRIM([.B21]))&gt;0)" calcext:base-cell-address="funding_calculator.B2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text>$</number:text>
      <number:number number:decimal-places="2" loext:min-decimal-places="2" number:min-integer-digits="1" number:grouping="true"/>
    </number:number-style>
    <number:number-style style:name="N134">
      <number:number number:decimal-places="1" loext:min-decimal-places="1" number:min-integer-digits="1"/>
    </number:number-style>
    <number:number-style style:name="N135">
      <number:number number:decimal-places="12" loext:min-decimal-places="12" number:min-integer-digits="1"/>
    </number:number-style>
    <number:number-style style:name="N136">
      <number:number number:decimal-places="11" loext:min-decimal-places="11" number:min-integer-digits="1"/>
    </number:number-style>
    <number:number-style style:name="N137">
      <number:number number:decimal-places="10" loext:min-decimal-places="10" number:min-integer-digits="1"/>
    </number:number-style>
    <number:number-style style:name="N138">
      <number:number number:decimal-places="14" loext:min-decimal-places="14" number:min-integer-digits="1"/>
    </number:number-style>
    <number:number-style style:name="N139">
      <number:number number:decimal-places="13" loext:min-decimal-places="13" number:min-integer-digits="1"/>
    </number:number-style>
    <number:number-style style:name="N140">
      <number:number number:decimal-places="1" loext:min-decimal-places="1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4">00/00/0000</text:date>, <text:time style:data-style-name="N2" text:time-value="09:25:24.2729740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1T17:43:34.596000000</meta:creation-date>
    <dc:date>2018-01-04T10:46:29.005474093</dc:date>
    <meta:editing-duration>P5DT6H44M54S</meta:editing-duration>
    <meta:editing-cycles>14</meta:editing-cycles>
    <meta:generator>LibreOffice/5.2.7.2$Linux_X86_64 LibreOffice_project/20m0$Build-2</meta:generator>
    <meta:document-statistic meta:table-count="3" meta:cell-count="437" meta:object-count="0"/>
  </office:meta>
</office:document-meta>
</file>